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Extracted from: Proposed Solution Template.pdf<text:line-break/>Project Design Phase<text:line-break/>Proposed Solution Template<text:line-break/><text:s/><text:line-break/>Date:28 June<text:s/>2025</text:p>
      <text:p text:style-name="Normal"><text:line-break/>Team ID:<text:s/>LTVIP2025TMID28557<text:line-break/><text:s/><text:line-break/>Project Name:<text:s/>Laptop Request Catalog Item<text:line-break/><text:s/><text:line-break/>Maximum Marks:<text:s/>2<text:s/>Marks<text:line-break/><text:s/></text:p>
      <text:p text:style-name="Normal">Proposed Solution Template:<text:line-break/><text:s/><text:line-break/>Project team shall fill the following information in the proposed solution template.<text:line-break/><text:s/><text:line-break/>S.<text:s/>No.<text:line-break/><text:s/><text:line-break/>Parameter<text:line-break/><text:s/><text:line-break/>Description<text:line-break/><text:s/><text:line-break/>1.<text:s/>Problem Statement (Problem to<text:s/>be solved)<text:line-break/><text:s/><text:line-break/><text:s/><text:line-break/>2.<text:s/>Idea /Solution description<text:line-break/><text:s/><text:line-break/><text:s/><text:line-break/>3.<text:s/>Novelty / Uniqueness<text:s/><text:line-break/><text:s/><text:line-break/><text:s/><text:line-break/>4.<text:s/>Social Impact/ Customer Satisfaction<text:line-break/><text:s/><text:line-break/><text:s/><text:line-break/>5.<text:s/>Business Model (Revenue<text:s/>Model)<text:line-break/><text:s/><text:line-break/><text:s/><text:line-break/>6.<text:s/>Scalability of the Solution<text:line-break/><text:s/><text:line-break/></text:p>
      <text:p text:style-name="Normal"/>
      <text:p text:style-name="Normal">Catalog Item: Laptop Request</text:p>
      <text:p text:style-name="Normal"><text:span text:style-name="T2">Item Name:</text:span></text:p>
      <text:p text:style-name="Normal">Laptop Request</text:p>
      <text:p text:style-name="Normal"><text:span text:style-name="T3">Catalog Category:</text:span></text:p>
      <text:p text:style-name="Normal">IT Hardware &amp; Devices</text:p>
      <text:p text:style-name="Normal"><text:span text:style-name="T4">Description:</text:span></text:p>
      <text:p text:style-name="Normal">This catalog item allows employees to request a standard-issue laptop for official use. Laptops are provided based on job role requirements and availability, subject to approval by the reporting manager and IT department.</text:p>
      <text:p text:style-name="Normal"><text:span text:style-name="T5">Request Type:</text:span></text:p>
      <text:p text:style-name="Normal">New Hardware Provision</text:p>
      <text:p text:style-name="Normal"><text:span text:style-name="T6">Available To:</text:span></text:p>
      <text:p text:style-name="Normal">All employees with active corporate accounts</text:p>
      <text:p text:style-name="Normal"><text:span text:style-name="T7">Approval Workflow:</text:span></text:p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p text:style-name="Normal"><text:span text:style-name="T8">Delivery Time:</text:span></text:p>
      <text:p text:style-name="Normal">3–7 business days after final approval, depending on stock availability.</text:p>
      <text:p text:style-name="Normal"><text:span text:style-name="T9">Laptop Specifications (Standard Model):</text:span></text:p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p text:style-name="P10"/>
      <text:p text:style-name="P11"/>
      <text:p text:style-name="Normal"><text:span text:style-name="T12">Attachments Required (if applicable):</text:span></text:p>
      <text:p text:style-name="Normal">- Business Justification (for roles not pre-approved)<text:line-break/>- Previous laptop return confirmation (if requesting replacement)</text:p>
      <text:p text:style-name="Normal"><text:span text:style-name="T13">Contact for Support:</text:span></text:p>
      <text:p text:style-name="Normal">IT Helpdesk – it.support@company.com | Extension: 1234</text:p>
      <text:p text:style-name="Normal"><text:span text:style-name="T14">Notes:</text:span></text:p>
      <text:p text:style-name="Normal">- Lost or damaged laptops must be reported immediately.<text:line-break/>- Replacement for damaged laptops will follow asset damage assessment protocol.<text:line-break/>-<text:s/>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Number" style:display-name="List Number" style:family="paragraph" style:parent-style-name="Normal" style:list-style-name="LFO5"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manumeesala135@outlook.com</dc:creator>
    <meta:creation-date>2025-06-29T07:34:00Z</meta:creation-date>
    <dc:date>2025-06-29T07:34:00Z</dc:date>
    <meta:template xlink:href="Normal.dotm" xlink:type="simple"/>
    <meta:editing-cycles>15</meta:editing-cycles>
    <meta:editing-duration>PT1140S</meta:editing-duration>
    <meta:document-statistic meta:page-count="1" meta:paragraph-count="4" meta:word-count="314" meta:character-count="2106" meta:row-count="14" meta:non-whitespace-character-count="1796"/>
  </office:meta>
</office:document-meta>
</file>